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3.85cm" fo:min-width="16.7cm"/>
    </style:style>
    <style:style style:name="gr2" style:family="graphic" style:parent-style-name="standard">
      <style:graphic-properties draw:fill-color="#fedcc6" draw:textarea-horizontal-align="justify" draw:textarea-vertical-align="middle" draw:auto-grow-height="false" fo:min-height="1.45cm" fo:min-width="5.5cm"/>
    </style:style>
    <style:style style:name="gr3" style:family="graphic" style:parent-style-name="standard">
      <style:graphic-properties draw:fill-color="#c2e0ae" draw:textarea-horizontal-align="justify" draw:textarea-vertical-align="middle" draw:auto-grow-height="false" fo:min-height="1.45cm" fo:min-width="3.4cm"/>
    </style:style>
    <style:style style:name="gr4" style:family="graphic" style:parent-style-name="standard">
      <style:graphic-properties draw:fill-color="#fedcc6" draw:textarea-horizontal-align="justify" draw:textarea-vertical-align="middle" draw:auto-grow-height="false" fo:min-height="1.45cm" fo:min-width="3.4cm"/>
    </style:style>
    <style:style style:name="gr5" style:family="graphic" style:parent-style-name="standard">
      <style:graphic-properties draw:fill-color="#c2e0ae" draw:textarea-horizontal-align="justify" draw:textarea-vertical-align="middle" draw:auto-grow-height="false" fo:min-height="4.75cm" fo:min-width="1.2cm"/>
    </style:style>
    <style:style style:name="gr6" style:family="graphic" style:parent-style-name="standard">
      <style:graphic-properties draw:fill-color="#e3d200" draw:textarea-horizontal-align="justify" draw:textarea-vertical-align="middle" draw:auto-grow-height="false" fo:min-height="0.316cm" fo:min-width="0.138cm"/>
    </style:style>
    <style:style style:name="gr7" style:family="graphic" style:parent-style-name="standard">
      <style:graphic-properties draw:fill-color="#cf3834" draw:textarea-horizontal-align="justify" draw:textarea-vertical-align="middle" draw:auto-grow-height="false" fo:min-height="0.316cm" fo:min-width="0.138cm"/>
    </style:style>
    <style:style style:name="gr8" style:family="graphic" style:parent-style-name="standard">
      <style:graphic-properties draw:fill-color="#673604" draw:textarea-horizontal-align="justify" draw:textarea-vertical-align="middle" draw:auto-grow-height="false" fo:min-height="0.316cm" fo:min-width="0.138cm"/>
    </style:style>
    <style:style style:name="gr9" style:family="graphic" style:parent-style-name="standard">
      <style:graphic-properties draw:fill-color="#f58220" draw:textarea-horizontal-align="justify" draw:textarea-vertical-align="middle" draw:auto-grow-height="false" fo:min-height="0.316cm" fo:min-width="0.1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12" style:family="graphic" style:parent-style-name="standard">
      <style:graphic-properties draw:fill-color="#fdc578" draw:textarea-horizontal-align="justify" draw:textarea-vertical-align="middle" draw:auto-grow-height="false" fo:min-height="0.718cm" fo:min-width="2.642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fill="solid" draw:fill-color="#729fcf" draw:opacity="28%" draw:opacity-name="" draw:textarea-horizontal-align="justify" draw:textarea-vertical-align="middle" draw:auto-grow-height="false" fo:min-height="2.014cm" fo:min-width="1.76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standard">
      <style:graphic-properties draw:opacity="50%" draw:opacity-name="" draw:textarea-horizontal-align="justify" draw:textarea-vertical-align="middle" draw:auto-grow-height="false" fo:min-height="1.73cm" fo:min-width="1.8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edcc6"/>
      <style:paragraph-properties fo:text-align="center"/>
    </style:style>
    <style:style style:name="P3" style:family="paragraph">
      <loext:graphic-properties draw:fill-color="#c2e0ae"/>
      <style:paragraph-properties fo:text-align="center"/>
    </style:style>
    <style:style style:name="P4" style:family="paragraph">
      <loext:graphic-properties draw:fill-color="#e3d200"/>
      <style:paragraph-properties fo:text-align="center"/>
    </style:style>
    <style:style style:name="P5" style:family="paragraph">
      <loext:graphic-properties draw:fill-color="#cf3834"/>
      <style:paragraph-properties fo:text-align="center"/>
    </style:style>
    <style:style style:name="P6" style:family="paragraph">
      <loext:graphic-properties draw:fill-color="#673604"/>
      <style:paragraph-properties fo:text-align="center"/>
    </style:style>
    <style:style style:name="P7" style:family="paragraph">
      <loext:graphic-properties draw:fill-color="#f58220"/>
      <style:paragraph-properties fo:text-align="center"/>
    </style:style>
    <style:style style:name="P8" style:family="paragraph">
      <loext:graphic-properties draw:fill="none" draw:fill-color="#ffffff"/>
      <style:text-properties fo:color="#ce181e"/>
    </style:style>
    <style:style style:name="P9" style:family="paragraph">
      <loext:graphic-properties draw:fill="none" draw:fill-color="#ffffff"/>
    </style:style>
    <style:style style:name="P10" style:family="paragraph">
      <style:text-properties fo:color="#f58220"/>
    </style:style>
    <style:style style:name="P11" style:family="paragraph">
      <loext:graphic-properties draw:fill="none" draw:fill-color="#ffffff"/>
      <style:text-properties fo:color="#f58220"/>
    </style:style>
    <style:style style:name="P12" style:family="paragraph">
      <style:text-properties fo:color="#ce181e"/>
    </style:style>
    <style:style style:name="P13" style:family="paragraph">
      <style:paragraph-properties fo:text-align="center"/>
    </style:style>
    <style:style style:name="P14" style:family="paragraph">
      <loext:graphic-properties draw:fill-color="#fdc578"/>
      <style:paragraph-properties fo:text-align="center"/>
    </style:style>
    <style:style style:name="P15" style:family="paragraph">
      <loext:graphic-properties draw:fill="solid" draw:fill-color="#729fcf" draw:opacity="28%"/>
      <style:paragraph-properties fo:text-align="center"/>
    </style:style>
    <style:style style:name="P16" style:family="paragraph">
      <loext:graphic-properties draw:opacity="50%"/>
      <style:paragraph-properties fo:text-align="center"/>
    </style:style>
    <style:style style:name="P17" style:family="paragraph">
      <style:text-properties fo:color="#673604"/>
    </style:style>
    <style:style style:name="P18" style:family="paragraph">
      <loext:graphic-properties draw:fill="none" draw:fill-color="#ffffff"/>
      <style:text-properties fo:color="#673604"/>
    </style:style>
    <style:style style:name="T1" style:family="text">
      <style:text-properties fo:color="#ce181e"/>
    </style:style>
    <style:style style:name="T2" style:family="text">
      <style:text-properties fo:color="#f58220"/>
    </style:style>
    <style:style style:name="T3" style:family="text">
      <style:text-properties fo:color="#67360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cm" svg:height="14.1cm" svg:x="2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1.7cm" svg:x="3.5cm" svg:y="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cm" svg:height="1.7cm" svg:x="3.8cm" svg:y="13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9cm" svg:height="1.7cm" svg:x="13.8cm" svg:y="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7cm" svg:height="5cm" svg:x="16.8cm" svg:y="5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9cm" svg:height="0.8cm" svg:x="4.3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8" draw:id="id8" draw:layer="layout" svg:width="0.9cm" svg:height="0.8cm" svg:x="5.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4" draw:id="id4" draw:layer="layout" svg:width="0.9cm" svg:height="0.8cm" svg:x="7.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9cm" svg:height="0.8cm" svg:x="6.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7" draw:id="id7" draw:layer="layout" svg:width="0.9cm" svg:height="0.8cm" svg:x="4.232cm" svg:y="1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2" draw:id="id2" draw:layer="layout" svg:width="0.9cm" svg:height="0.8cm" svg:x="14.3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9cm" svg:height="0.8cm" svg:x="1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10" draw:id="id10" draw:layer="layout" svg:width="0.9cm" svg:height="0.8cm" svg:x="17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9" draw:id="id9" draw:layer="layout" svg:width="0.9cm" svg:height="0.8cm" svg:x="17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9cm" svg:height="0.8cm" svg:x="17.2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2.212cm" svg:height="0.962cm" svg:x="3.7cm" svg:y="15.8cm">
          <draw:text-box>
            <text:p><text:span text:style-name="T1">+5v in</text:span></text:p>
          </draw:text-box>
        </draw:frame>
        <draw:frame draw:style-name="gr11" draw:text-style-name="P9" draw:layer="layout" svg:width="1.912cm" svg:height="1.062cm" svg:x="5.888cm" svg:y="15.838cm">
          <draw:text-box>
            <text:p>GND</text:p>
          </draw:text-box>
        </draw:frame>
        <draw:frame draw:style-name="gr10" draw:text-style-name="P11" draw:layer="layout" svg:width="4.134cm" svg:height="0.962cm" svg:x="11.598cm" svg:y="15.656cm">
          <draw:text-box>
            <text:p text:style-name="P10"><text:span text:style-name="T2">tft led control</text:span></text:p>
          </draw:text-box>
        </draw:frame>
        <draw:frame draw:style-name="gr10" draw:text-style-name="P9" draw:layer="layout" svg:width="1.912cm" svg:height="0.962cm" svg:x="3.4cm" svg:y="7.438cm">
          <draw:text-box>
            <text:p>GND</text:p>
          </draw:text-box>
        </draw:frame>
        <draw:frame draw:style-name="gr10" draw:text-style-name="P8" draw:layer="layout" svg:width="3.55cm" svg:height="0.962cm" svg:x="4.666cm" svg:y="7.658cm">
          <draw:text-box>
            <text:p><text:span text:style-name="T1">+5v picaxe</text:span></text:p>
          </draw:text-box>
        </draw:frame>
        <draw:frame draw:style-name="gr10" draw:text-style-name="P9" draw:layer="layout" svg:width="1.912cm" svg:height="0.962cm" svg:x="16.7cm" svg:y="10.7cm">
          <draw:text-box>
            <text:p>GND</text:p>
          </draw:text-box>
        </draw:frame>
        <draw:frame draw:style-name="gr10" draw:text-style-name="P8" draw:layer="layout" svg:width="3.444cm" svg:height="0.962cm" svg:x="13.156cm" svg:y="7.638cm">
          <draw:text-box>
            <text:p text:style-name="P12"><text:span text:style-name="T1">+5v esp32</text:span></text:p>
          </draw:text-box>
        </draw:frame>
        <draw:frame draw:style-name="gr10" draw:text-style-name="P11" draw:layer="layout" svg:width="2.056cm" svg:height="0.962cm" svg:x="14.283cm" svg:y="5.307cm">
          <draw:text-box>
            <text:p text:style-name="P10"><text:span text:style-name="T2">tft led</text:span></text:p>
          </draw:text-box>
        </draw:frame>
        <draw:frame draw:style-name="gr10" draw:text-style-name="P9" draw:layer="layout" svg:width="1.912cm" svg:height="0.962cm" svg:x="16.288cm" svg:y="15.738cm">
          <draw:text-box>
            <text:p>GND</text:p>
          </draw:text-box>
        </draw:frame>
        <draw:custom-shape draw:style-name="gr12" draw:text-style-name="P14" xml:id="id1" draw:id="id1" draw:layer="layout" svg:width="3.142cm" svg:height="0.968cm" draw:transform="rotate (-1.13236961869392) translate (11.969cm 10.217cm)">
          <text:p text:style-name="P13">330 ohm</text:p>
          <draw:enhanced-geometry svg:viewBox="0 0 21600 21600" draw:type="rectangle" draw:enhanced-path="M 0 0 L 21600 0 21600 21600 0 21600 0 0 Z N"/>
        </draw:custom-shape>
        <draw:connector draw:style-name="gr13" draw:text-style-name="P13" draw:layer="layout" svg:x1="12.865cm" svg:y1="13.267cm" svg:x2="14.3cm" svg:y2="14.9cm" draw:start-shape="id1" draw:start-glue-point="1" draw:end-shape="id2" draw:end-glue-point="6" svg:d="M12865 13267v1633h1435" svg:viewBox="0 0 1436 1634">
          <text:p/>
        </draw:connector>
        <draw:connector draw:style-name="gr13" draw:text-style-name="P13" draw:layer="layout" svg:x1="12.2cm" svg:y1="8.6cm" svg:x2="11.531cm" svg:y2="10.422cm" draw:start-shape="id3" draw:end-shape="id1" draw:end-glue-point="3" svg:d="M12200 8600h-669v1822" svg:viewBox="0 0 670 1823">
          <text:p/>
        </draw:connector>
        <draw:custom-shape draw:style-name="gr14" draw:text-style-name="P15" xml:id="id3" draw:id="id3" draw:layer="layout" svg:width="3.2cm" svg:height="3.2cm" svg:x="12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9" draw:layer="layout" svg:width="0.653cm" svg:height="0.962cm" svg:x="12.4cm" svg:y="8.238cm">
          <draw:text-box>
            <text:p>b</text:p>
          </draw:text-box>
        </draw:frame>
        <draw:custom-shape draw:style-name="gr16" draw:text-style-name="P16" xml:id="id6" draw:id="id6" draw:layer="layout" svg:width="3.3cm" svg:height="2.8cm" svg:x="7.7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xml:id="id5" draw:id="id5" draw:layer="layout" svg:width="3.142cm" svg:height="0.968cm" draw:transform="rotate (-1.5707963267949) translate (9.2cm 7.658cm)">
          <text:p text:style-name="P13">330 oh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3" draw:layer="layout" svg:x1="8.05cm" svg:y1="6.9cm" svg:x2="8.716cm" svg:y2="7.658cm" draw:start-shape="id4" draw:start-glue-point="8" draw:end-shape="id5" draw:end-glue-point="3" svg:d="M8050 6900v380h666v378" svg:viewBox="0 0 667 759">
          <text:p/>
        </draw:connector>
        <draw:connector draw:style-name="gr13" draw:text-style-name="P13" draw:layer="layout" svg:x1="8.716cm" svg:y1="10.8cm" svg:x2="10.517cm" svg:y2="11.51cm" draw:start-shape="id5" draw:start-glue-point="1" draw:end-shape="id6" draw:end-glue-point="11" svg:d="M8716 10800v150h1801v560" svg:viewBox="0 0 1802 711">
          <text:p/>
        </draw:connector>
        <draw:frame draw:style-name="gr17" draw:text-style-name="P9" draw:layer="layout" svg:width="0.853cm" svg:height="0.962cm" svg:x="9.901cm" svg:y="11.592cm">
          <draw:text-box>
            <text:p>b</text:p>
          </draw:text-box>
        </draw:frame>
        <draw:connector draw:style-name="gr13" draw:text-style-name="P13" draw:layer="layout" svg:x1="4.363cm" svg:y1="14.462cm" svg:x2="6.35cm" svg:y2="6.9cm" draw:start-shape="id7" draw:start-glue-point="5" draw:end-shape="id8" draw:end-glue-point="8" svg:d="M4363 14462v-3839h1987v-3723" svg:viewBox="0 0 1988 7563">
          <text:p/>
        </draw:connector>
        <draw:connector draw:style-name="gr13" draw:text-style-name="P13" draw:layer="layout" svg:x1="6.669cm" svg:y1="6.783cm" svg:x2="7.7cm" svg:y2="12.5cm" draw:start-shape="id8" draw:start-glue-point="9" draw:end-shape="id6" draw:end-glue-point="6" svg:d="M6669 6783v5717h1031" svg:viewBox="0 0 1032 5718">
          <text:p/>
        </draw:connector>
        <draw:frame draw:style-name="gr11" draw:text-style-name="P9" draw:layer="layout" svg:width="0.853cm" svg:height="1.062cm" svg:x="7.9cm" svg:y="12.038cm">
          <draw:text-box>
            <text:p>e</text:p>
          </draw:text-box>
        </draw:frame>
        <draw:connector draw:style-name="gr13" draw:text-style-name="P13" draw:layer="layout" draw:line-skew="-0.602cm 2.099cm" svg:x1="10.517cm" svg:y1="13.49cm" svg:x2="17.2cm" svg:y2="8cm" draw:start-shape="id6" draw:start-glue-point="9" draw:end-shape="id9" draw:end-glue-point="6" svg:d="M10517 13490v310h5683v-5800h1000" svg:viewBox="0 0 6684 5801">
          <text:p/>
        </draw:connector>
        <draw:frame draw:style-name="gr10" draw:text-style-name="P18" draw:layer="layout" svg:width="4.05cm" svg:height="0.962cm" svg:x="6.8cm" svg:y="4.7cm">
          <draw:text-box draw:corner-radius="0.05cm">
            <text:p text:style-name="P17"><text:span text:style-name="T3">Esp32 on/off</text:span></text:p>
          </draw:text-box>
        </draw:frame>
        <draw:frame draw:style-name="gr10" draw:text-style-name="P9" draw:layer="layout" svg:width="0.82cm" svg:height="0.962cm" svg:x="9.58cm" svg:y="12.738cm">
          <draw:text-box>
            <text:p>c</text:p>
          </draw:text-box>
        </draw:frame>
        <draw:connector draw:style-name="gr13" draw:text-style-name="P13" draw:layer="layout" draw:line-skew="0cm -0.501cm" svg:x1="13.8cm" svg:y1="10.2cm" svg:x2="17.331cm" svg:y2="7.717cm" draw:start-shape="id3" draw:start-glue-point="8" draw:end-shape="id9" draw:end-glue-point="5" svg:d="M13800 10200v502h2000v-3603h1531v618" svg:viewBox="0 0 3532 3604">
          <text:p/>
        </draw:connector>
        <draw:frame draw:style-name="gr10" draw:text-style-name="P9" draw:layer="layout" svg:width="0.853cm" svg:height="0.962cm" svg:x="13.461cm" svg:y="9.052cm">
          <draw:text-box>
            <text:p>e</text:p>
          </draw:text-box>
        </draw:frame>
        <draw:connector draw:style-name="gr13" draw:text-style-name="P13" draw:layer="layout" svg:x1="13.8cm" svg:y1="7cm" svg:x2="17.2cm" svg:y2="6.4cm" draw:start-shape="id3" draw:start-glue-point="4" draw:end-shape="id10" draw:end-glue-point="6" svg:d="M13800 7000v-600h3400" svg:viewBox="0 0 3401 601">
          <text:p/>
        </draw:connector>
        <draw:frame draw:style-name="gr10" draw:text-style-name="P9" draw:layer="layout" svg:width="0.82cm" svg:height="0.962cm" svg:x="13.48cm" svg:y="6.9cm">
          <draw:text-box>
            <text:p>c</text:p>
          </draw:text-box>
        </draw:frame>
        <draw:frame draw:style-name="gr10" draw:text-style-name="P9" draw:layer="layout" svg:width="2.928cm" svg:height="0.962cm" svg:x="8.9cm" svg:y="14.3cm">
          <draw:text-box>
            <text:p>2sa1300</text:p>
          </draw:text-box>
        </draw:frame>
        <draw:frame draw:style-name="gr10" draw:text-style-name="P9" draw:layer="layout" svg:width="2.928cm" svg:height="0.962cm" svg:x="10.7cm" svg:y="6.5cm">
          <draw:text-box>
            <text:p>2sa198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8T09:57:23.065629408</meta:creation-date>
    <dc:date>2020-06-28T10:34:10.475246324</dc:date>
    <meta:editing-duration>PT36M43S</meta:editing-duration>
    <meta:editing-cycles>10</meta:editing-cycles>
    <meta:generator>LibreOffice/6.0.7.3$Linux_X86_64 LibreOffice_project/00m0$Build-3</meta:generator>
    <meta:document-statistic meta:object-count="46"/>
  </office:meta>
</office:document-meta>
</file>